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Verdana"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S Cheatsheet – Animations</text:p>
      <text:p text:style-name="P1"/>
      <text:p text:style-name="P2">CSS animations can be said to be in two parts, the first using the animation property to specify how teh animation sequence progresses and then using @keyframes rule for the actual appearance of the animation.</text:p>
      <text:p text:style-name="P2"/>
      <text:p text:style-name="P2">Animation</text:p>
      <text:p text:style-name="P2">animation-name</text:p>
      <text:p text:style-name="P2">animation-duration</text:p>
      <text:p text:style-name="P2">animation-timing-function</text:p>
      <text:p text:style-name="P2">animation-delay</text:p>
      <text:p text:style-name="P2">animation-iteration-count</text:p>
      <text:p text:style-name="P2">animation-direction</text:p>
      <text:p text:style-name="P2">animation-fill-mode</text:p>
      <text:p text:style-name="P2">animation-play-state</text:p>
      <text:p text:style-name="P2"/>
      <text:p text:style-name="P2">animation-name</text:p>
      <text:p text:style-name="P2"><text:tab/>name of the @keyframes rule</text:p>
      <text:p text:style-name="P2"/>
      <text:p text:style-name="P2">animation-duration</text:p>
      <text:p text:style-name="P2"><text:tab/>length of time for 1 cylce of animation</text:p>
      <text:p text:style-name="P2"/>
      <text:p text:style-name="P2">animation-timing-function</text:p>
      <text:p text:style-name="P2"><text:tab/>the timing for how the animation transitions through keyframes</text:p>
      <text:p text:style-name="P2"/>
      <text:p text:style-name="P2">animation-delay</text:p>
      <text:p text:style-name="P2"><text:tab/>delay from time loaded and the start of animation</text:p>
      <text:p text:style-name="P2"/>
      <text:p text:style-name="P2">animation-iteration-count</text:p>
      <text:p text:style-name="P2"><text:tab/>number of times the animation repeats (infinite)</text:p>
      <text:p text:style-name="P2"/>
      <text:p text:style-name="P2">animation-direction</text:p>
      <text:p text:style-name="P2"><text:tab/>configures whether animation shuldalternate direction each run through the sequence or reset to start point</text:p>
      <text:p text:style-name="P2"/>
      <text:p text:style-name="P2">animation-fill-mode</text:p>
      <text:p text:style-name="P2"><text:tab/>Configures values applied by animation before and after executing</text:p>
      <text:p text:style-name="P2"/>
      <text:p text:style-name="P2"/>
      <text:p text:style-name="P2">animation-play-state</text:p>
      <text:p text:style-name="P2"><text:tab/>pause and resume the animation sequence</text:p>
      <text:p text:style-name="P2"/>
      <text:p text:style-name="P2">animation </text:p>
      <text:p text:style-name="P2"><text:tab/>shorthand for all above</text:p>
      <text:p text:style-name="P2"/>
      <text:p text:style-name="P4">@keyframes</text:p>
      <text:p text:style-name="P4"/>
      <text:p text:style-name="P2">Keyframes use % to indicate the time (0% is start and 100% is end). Can also <text:soft-page-break/>use keyword <text:span text:style-name="T1">from</text:span><text:span text:style-name="T2"> for 0% and </text:span><text:span text:style-name="T1">to</text:span><text:span text:style-name="T2"> for 100%</text:span></text:p>
      <text:p text:style-name="P2"><text:span text:style-name="T2"/></text:p>
      <text:p text:style-name="P2"><text:a xlink:type="simple" xlink:href="https://developer.mozilla.org/en-US/docs/Web/CSS/animation" text:style-name="Internet_20_link" text:visited-style-name="Visited_20_Internet_20_Link"><text:span text:style-name="T2">https://developer.mozilla.org/en-US/docs/Web/CSS/animation</text:span></text:a></text:p>
      <text:p text:style-name="P2"><text:span text:style-name="T2"/></text:p>
      <text:p text:style-name="P2"><text:a xlink:type="simple" xlink:href="https://developer.mozilla.org/en-US/docs/Web/CSS/@keyframes" text:style-name="Internet_20_link" text:visited-style-name="Visited_20_Internet_20_Link"><text:span text:style-name="T2">https://developer.mozilla.org/en-US/docs/Web/CSS/@keyframes</text:span></text:a></text:p>
      <text:p text:style-name="P2"><text:span text:style-name="T2"/></text:p>
      <text:p text:style-name="P2"><text:span text:style-name="T2"/></text:p>
      <text:p text:style-name="P2"><text:span text:style-name="T2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Ronan</meta:initial-creator>
    <meta:creation-date>2022-04-11T15:42:45.97</meta:creation-date>
    <meta:generator>OpenOffice/4.1.7$Win32 OpenOffice.org_project/417m1$Build-9800</meta:generator>
    <dc:date>2022-04-19T15:54:04.07</dc:date>
    <dc:creator>Mary Ronan</dc:creator>
    <meta:editing-duration>PT56M23S</meta:editing-duration>
    <meta:editing-cycles>3</meta:editing-cycles>
    <meta:document-statistic meta:table-count="0" meta:image-count="0" meta:object-count="0" meta:page-count="2" meta:paragraph-count="33" meta:word-count="157" meta:character-count="1276"/>
  </office:meta>
</office:document-meta>
</file>